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paragraph-properties fo:background-color="#ffcccc">
        <style:background-image/>
      </style:paragraph-properties>
    </style:style>
    <style:style style:name="P6" style:family="paragraph" style:parent-style-name="Standard">
      <style:text-properties fo:background-color="#ff6666"/>
    </style:style>
    <style:style style:name="P7" style:family="paragraph" style:parent-style-name="Standard">
      <style:text-properties fo:background-color="#00ff66"/>
    </style:style>
    <style:style style:name="P8" style:family="paragraph" style:parent-style-name="Standard">
      <style:text-properties fo:background-color="transparent"/>
    </style:style>
    <style:style style:name="P9" style:family="paragraph" style:parent-style-name="Standard">
      <style:text-properties fo:background-color="#dddddd"/>
    </style:style>
    <style:style style:name="P10" style:family="paragraph" style:parent-style-name="Standard">
      <style:text-properties fo:background-color="#ff99ff"/>
    </style:style>
    <style:style style:name="P11" style:family="paragraph" style:parent-style-name="Standard">
      <style:text-properties fo:background-color="#66ccff"/>
    </style:style>
    <style:style style:name="P12" style:family="paragraph" style:parent-style-name="Standard">
      <style:text-properties fo:background-color="#cccccc"/>
    </style:style>
    <style:style style:name="P13" style:family="paragraph" style:parent-style-name="Standard">
      <style:paragraph-properties fo:background-color="transparent">
        <style:background-image/>
      </style:paragraph-properties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>GENRAL VALIDATION ON BACKEND</text:p>
      <text:p text:style-name="P3"/>
      <text:p text:style-name="P3">SECURITY, RESTRICTIONS, ERROR HANDLING</text:p>
      <text:p text:style-name="P5">disable create availability (buttons are gone, but url shenanigans might get in)</text:p>
      <text:p text:style-name="P3"/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/>
      <text:p text:style-name="Standard"><text:span text:style-name="T1">Emails just print to console atm.</text:span> There is a link to fleshing this out on part 8.</text:p>
      <text:p text:style-name="Standard">How exactly would emails fail?</text:p>
      <text:p text:style-name="Standard"/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2"/>
      <text:p text:style-name="P12"/>
      <text:p text:style-name="P11">more consistent language and display across all pages</text:p>
      <text:p text:style-name="P11">Colors and Styles</text:p>
      <text:p text:style-name="P11">separate CSS files?</text:p>
      <text:p text:style-name="P11"/>
      <text:p text:style-name="P6">events die? </text:p>
      <text:p text:style-name="P6"><text:tab/>Run celery worker and scheduler to check</text:p>
      <text:p text:style-name="P7"/>
      <text:p text:style-name="Standard">---</text:p>
      <text:p text:style-name="P10">ROOMS MASTER</text:p>
      <text:p text:style-name="P10">adjusting members...</text:p>
      <text:p text:style-name="P10"/>
      <text:p text:style-name="P10">calendars aren't adjusting currently!!!!!!!!!!!!!!!!!!!!!11</text:p>
      <text:p text:style-name="P10"/>
      <text:p text:style-name="P10">How does this work in Admin vs Site</text:p>
      <text:p text:style-name="Standard"/>
      <text:p text:style-name="Standard"/>
      <text:p text:style-name="P12"/>
      <text:p text:style-name="Standard">so button, listener for modal popup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/></text:p>
      <text:p text:style-name="Standard">NICE THINGS THAT PROB DONT MATTER</text:p>
      <text:p text:style-name="P9">AJAX would be something to learn about</text:p>
      <text:p text:style-name="P9">handling aurora seems like it would be weird generally</text:p>
      <text:p text:style-name="P9">event.start / event.end coming out of db seem to be in utc</text:p>
      <text:p text:style-name="P9"><text:s text:c="2"/>maybe this doesn't matter, but it would be good to have consistency if it's happening somewhere</text:p>
      <text:p text:style-name="P9">Room Qualities – Courtyard vs Not, Kid Friendly</text:p>
      <text:p text:style-name="P9">more precise times?</text:p>
      <text:p text:style-name="P9">Front page-</text:p>
      <text:p text:style-name="P9"><text:tab/>dynamic sorting by column?</text:p>
      <text:p text:style-name="P9"><text:tab/>Separate by building?</text:p>
      <text:p text:style-name="P9"><text:tab/>Single booking button with selection of row?</text:p>
      <text:p text:style-name="P9">-Is there a way to plug in a date range and find multiple rooms that will satisfy it?</text:p>
      <text:p text:style-name="P12">CREATE NEW BOOKING ON ROOMS MASTER or not</text:p>
      <text:p text:style-name="P12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3T22:08:32.36</dc:date>
    <dc:creator>Trevor Pierson</dc:creator>
    <meta:editing-duration>P19DT16H22M40S</meta:editing-duration>
    <meta:editing-cycles>293</meta:editing-cycles>
    <meta:generator>OpenOffice/4.1.13$Win32 OpenOffice.org_project/4113m1$Build-9810</meta:generator>
    <meta:document-statistic meta:table-count="0" meta:image-count="0" meta:object-count="0" meta:page-count="2" meta:paragraph-count="46" meta:word-count="290" meta:character-count="1876"/>
  </office:meta>
</office:document-meta>
</file>